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style>
    <style:style style:name="P4" style:family="paragraph" style:parent-style-name="Standard">
      <style:paragraph-properties fo:text-align="justify" style:justify-single-word="false" fo:padding="0.0291in" fo:border-left="none" fo:border-right="none" fo:border-top="none" fo:border-bottom="0.99pt solid #000000" style:join-border="false"/>
    </style:style>
    <style:style style:name="P5" style:family="paragraph" style:parent-style-name="Text_20_body">
      <style:paragraph-properties fo:text-align="justify" style:justify-single-word="false" fo:padding="0.0291in" fo:border-left="none" fo:border-right="none" fo:border-top="none" fo:border-bottom="0.99pt solid #000000" style:join-border="false"/>
    </style:style>
    <style:style style:name="T1" style:family="text">
      <style:text-properties fo:color="#000000"/>
    </style:style>
    <style:style style:name="T2" style:family="text">
      <style:text-properties fo:font-weight="bol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trong_20_Emphasis"><text:span text:style-name="T1">Enunciado y Consignas:</text:span></text:span></text:p>
      <text:p text:style-name="P1">El trabajo para el práctico integrador será el desarrollo de un <text:span text:style-name="T2">motor de búsqueda</text:span>, en base a los principios enunciados en las clases del teórico de la materia. Los requisitos básicos para ese motor serán los siguientes:</text:p>
      <text:p text:style-name="P1">1.) El motor debe diseñarse para ser usado sobre una <text:span text:style-name="Emphasis">base de datos documental</text:span>, que contendrá sólo archivos de texto plano (extensión .txt). La carpeta original con todos los documentos a indexar está en la diracción:<text:bookmark-start text:name="__DdeLink__32_1464729884"/> <text:a xlink:type="simple" xlink:href="https://drive.google.com/folderview?id=0B_R7SeoAotsmUUtYendIX04zRjA&amp;usp=sharing" office:target-frame-name="_blank" xlink:show="new" text:style-name="Internet_20_link" text:visited-style-name="Visited_20_Internet_20_Link">https://drive.google.com/folderview?id=0B_R7SeoAotsmUUtYendIX04zRjA&amp;usp=sharing</text:a><text:bookmark-end text:name="__DdeLink__32_1464729884"/>.  La carpeta indicada contiene 500 documentos y cada uno de ellos es una obra literaria en idioma inglés. No hay links a otros documentos dentro de cada uno de los archivos de texto provistos.</text:p>
      <text:p text:style-name="P1">2.) Se pide usar el modelo vectorial para el desarrollo del motor. El modelo vectorial es muy conocido, y nuestra exigencia  se justifica en cuanto a que los alumnos dominen una tecnología my difundida y básica antes de lanzarse a otras más novedosas.</text:p>
      <text:p text:style-name="P1">3.) Los alumnos podrían descargar los documentos e indexarlos y buscarlos en forma local. Lo ideal sería que al momento de la entrega el motor indexe los documentos directamente desde la carpeta cuyo url se indica más arriba, y proceder a responder consultas tomando los archivos desde la misma carpeta, pero como en la práctica se está pidiendo un prototipo, se aceptará que los documentos sean contenidos localmente.</text:p>
      <text:p text:style-name="P1">4.) El Trabajo P'ractico Único desarrollado en el cicl 2014 en la asignatura TSB preveía la implementación del Vocabulario para un subconjunto de documentos de esta misma base de datos documental. Ahora, en DLC, se pide que reusen lo hecho en TSB, lo complementen y lo incorporen al diseño del prototipo del Motor de Búsqueda completo.</text:p>
      <text:p text:style-name="P1">5.) Deberán tener especial cuidado en el diseño y la implementación de la lista de posteo de cada término, para evitar una ocupación de disco exagerada. Las listas de posteo pueden venir implementadas en bases de datos (quedando para el alumno el diseño de las mismas), aunque aclaramos que en una situación real, y por razones de performance, las listas de posteo suelen implementarse en archivos binarios gestionados directamente por el programador, y no en bases de datos.</text:p>
      <text:p text:style-name="P1">6.) Se supone que la interfaz del sistema debe permitir una consulta abierta, y el buscador debe mostrar un listado con los títulos de los documentos más relevantes para esa consulta. Cada título debe venir como hipervínculo (link) al documento real, el cual debe abrirse (o descargarse) si el link es activado. Sin embargo, no es obligatorio el diseño de una interfaz web para el usuario final.  </text:p>
      <text:p text:style-name="P1">7.) Deben usarse elementos básicos de la plataforma JEE para el desarrollo del Motor, de modo que se apliquen al mismo tiempo los conceptos aprendidos en el práctico y en el teórico. Se proveerá a los alumnos de un par de modelos conteniendo la arquitectura básica de arranque, de forma que puedan completarla incorporando en ella el  módulo de indexación y el módulo de búsqueda.</text:p>
      <text:p text:style-name="P1"/>
      <text:p text:style-name="P1"/>
      <text:p text:style-name="P1"/>
      <text:p text:style-name="P1"><text:bookmark-start text:name="__DdeLink__30_1464729884"/><text:soft-page-break/><text:a xlink:type="simple" xlink:href="https://github.com/sandracp/motorDLC.git" text:style-name="Internet_20_link" text:visited-style-name="Visited_20_Internet_20_Link">https://github.com/sandracp/motorDLC.git</text:a><text:bookmark-end text:name="__DdeLink__30_1464729884"/></text:p>
      <text:p text:style-name="P1"/>
      <text:p text:style-name="P1"/>
      <text:p text:style-name="P1">/*</text:p>
      <text:p text:style-name="P1"><text:s/>* To change this template, choose Tools | Templates</text:p>
      <text:p text:style-name="P1"><text:s/>* and open the template in the editor.</text:p>
      <text:p text:style-name="P1"><text:s/>*/</text:p>
      <text:p text:style-name="P1">package org.pena.sandra.tfidf;</text:p>
      <text:p text:style-name="P1"/>
      <text:p text:style-name="P1">import java.util.List;</text:p>
      <text:p text:style-name="P1"/>
      <text:p text:style-name="P1">//&lt;editor-fold defaultstate="collapsed" desc="TFIDF calculator"&gt;</text:p>
      <text:p text:style-name="P1">/**</text:p>
      <text:p text:style-name="P1"><text:s/>* Class to calculate TfIdf of term.</text:p>
      <text:p text:style-name="P1"><text:s/>* @author Mubin Shrestha</text:p>
      <text:p text:style-name="P1"><text:s/>*/</text:p>
      <text:p text:style-name="P1">public class TfIdf {</text:p>
      <text:p text:style-name="P1"><text:s text:c="4"/></text:p>
      <text:p text:style-name="P1"><text:s text:c="4"/>//&lt;editor-fold defaultstate="collapsed" desc="TF Calculator"&gt;</text:p>
      <text:p text:style-name="P1"><text:s text:c="4"/>/**</text:p>
      <text:p text:style-name="P1"><text:s text:c="5"/>* Calculated the tf of term termToCheck</text:p>
      <text:p text:style-name="P1"><text:s text:c="5"/>* @param totalterms : Array of all the words under processing document</text:p>
      <text:p text:style-name="P1"><text:s text:c="5"/>* @param termToCheck : term of which tf is to be calculated.</text:p>
      <text:p text:style-name="P1"><text:s text:c="5"/>* @return tf(term frequency) of term termToCheck</text:p>
      <text:p text:style-name="P1"><text:s text:c="5"/>*/</text:p>
      <text:p text:style-name="P1"><text:s text:c="4"/>public double tfCalculator(String[] totalterms, String termToCheck) {</text:p>
      <text:p text:style-name="P1"><text:s text:c="8"/>double count = 0; <text:s/>//to count the overall occurrence of the term termToCheck</text:p>
      <text:p text:style-name="P1"><text:s text:c="8"/>for (String s : totalterms) {</text:p>
      <text:p text:style-name="P1"><text:s text:c="12"/>if (s.equalsIgnoreCase(termToCheck)) {</text:p>
      <text:p text:style-name="P1"><text:s text:c="16"/>count++;</text:p>
      <text:p text:style-name="P1"><text:s text:c="12"/>}</text:p>
      <text:p text:style-name="P1"><text:soft-page-break/><text:s text:c="8"/>}</text:p>
      <text:p text:style-name="P1"><text:s text:c="8"/>// CANTIDAD DE VECES QUE OCURRE LA PALABRA DIVIDIDO LA CANTIDAD TOTAL DE TERMINOS</text:p>
      <text:p text:style-name="P1"><text:s text:c="8"/>// UN SIMPLE PORCENTAJE</text:p>
      <text:p text:style-name="P1"><text:s text:c="8"/>return count / totalterms.length;</text:p>
      <text:p text:style-name="P1"><text:s text:c="4"/>}</text:p>
      <text:p text:style-name="P1"><text:s text:c="4"/>//&lt;/editor-fold&gt;</text:p>
      <text:p text:style-name="P1"><text:s text:c="4"/></text:p>
      <text:p text:style-name="P1"><text:s text:c="4"/>//&lt;editor-fold defaultstate="collapsed" desc="Idf Calculator"&gt;</text:p>
      <text:p text:style-name="P1"><text:s text:c="4"/>/**</text:p>
      <text:p text:style-name="P1"><text:s text:c="5"/>* Calculated idf of term termToCheck</text:p>
      <text:p text:style-name="P1"><text:s text:c="5"/>* @param allTerms : all the terms of all the documents</text:p>
      <text:p text:style-name="P1"><text:s text:c="5"/>* @param termToCheck</text:p>
      <text:p text:style-name="P1"><text:s text:c="5"/>* @return idf(inverse document frequency) score</text:p>
      <text:p text:style-name="P1"><text:s text:c="5"/>*/</text:p>
      <text:p text:style-name="P1"><text:s text:c="4"/>public double idfCalculator(List&lt;String[]&gt; allTerms, String termToCheck) {</text:p>
      <text:p text:style-name="P1"><text:s text:c="8"/>double count = 0;</text:p>
      <text:p text:style-name="P1"><text:s text:c="8"/>for (String[] ss : allTerms) {</text:p>
      <text:p text:style-name="P1"><text:s text:c="12"/>for (String s : ss) {</text:p>
      <text:p text:style-name="P1"><text:s text:c="16"/>if (s.equalsIgnoreCase(termToCheck)) {</text:p>
      <text:p text:style-name="P1"><text:s text:c="20"/>count++;</text:p>
      <text:p text:style-name="P1"><text:s text:c="20"/>break;</text:p>
      <text:p text:style-name="P1"><text:s text:c="16"/>}</text:p>
      <text:p text:style-name="P1"><text:s text:c="12"/>}</text:p>
      <text:p text:style-name="P1"><text:s text:c="8"/>}</text:p>
      <text:p text:style-name="P1"><text:s text:c="8"/></text:p>
      <text:p text:style-name="P1"><text:s text:c="8"/>// EL IDF ES MAS COMPLEJO Y ES UN LOGARITMO DE LA DIVISION ENTRE TODOS LOS TERMINOS Y LA CANTIDAD DE VECES QUE NO SE QUE COSA, DPS LO VEMOS :P</text:p>
      <text:p text:style-name="P1"><text:s text:c="8"/>return Math.log(allTerms.size() / count);</text:p>
      <text:p text:style-name="P1"><text:s text:c="4"/>}</text:p>
      <text:p text:style-name="P1">//&lt;/editor-fold&gt;</text:p>
      <text:p text:style-name="P1"><text:soft-page-break/>}</text:p>
      <text:p text:style-name="P1">//&lt;/editor-fold&gt;</text:p>
      <text:p text:style-name="P5"/>
      <text:p text:style-name="P4">docparser: changed language to c</text:p>
      <text:section text:style-name="Sect1" text:name="message_div">
        <text:p text:style-name="Standard">docparser: changed language to java</text:p>
        <text:p text:style-name="Standard">docparser: estas?</text:p>
        <text:p text:style-name="Standard">Sandra: si</text:p>
        <text:p text:style-name="Standard">docparser: mira el codigo</text:p>
        <text:p text:style-name="Standard">docparser: escribo ahi</text:p>
        <text:p text:style-name="Standard">Sandra: si</text:p>
        <text:p text:style-name="Standard">docparser: ok</text:p>
        <text:p text:style-name="Standard">docparser: ahora por aca</text:p>
        <text:p text:style-name="Standard">Sandra: bien</text:p>
        <text:p text:style-name="Standard">docparser: hasta ahi es lo mismo que hace el otro en leerArchivo</text:p>
        <text:p text:style-name="Standard">docparser: pero dps el tiene un monton de codigo para detectar palabras</text:p>
        <text:p text:style-name="Standard">docparser: se fija si es punto, si es espacio, si es salto de linea</text:p>
        <text:p text:style-name="Standard">Sandra: ok</text:p>
        <text:p text:style-name="Standard">docparser: verifica si la palabra ya se inserto</text:p>
        <text:p text:style-name="Standard">docparser: si se inserto verifica cuantas veces</text:p>
        <text:p text:style-name="Standard">docparser: etc, etc</text:p>
        <text:p text:style-name="Standard">Sandra: </text:p>
        <text:p text:style-name="Standard">docparser: por ende</text:p>
        <text:p text:style-name="Standard">docparser: en allTerms se guardan todas las palabras 1 vez</text:p>
        <text:p text:style-name="Standard">docparser: y en termsDocsArray tenes todas las palabras por documento</text:p>
        <text:p text:style-name="Standard">docparser: todas las veces que aparecen</text:p>
        <text:p text:style-name="Standard">docparser: asi que si tenes 3 documentos asi</text:p>
        <text:p text:style-name="Standard">docparser: se entiende el resultado?</text:p>
        <text:p text:style-name="Standard">Sandra: sip</text:p>
        <text:p text:style-name="Standard">Sandra: no el doc3 pero el resto si</text:p>
        <text:p text:style-name="Standard">Sandra: :P</text:p>
        <text:p text:style-name="Standard">docparser: luego puedo usar esa info para los calculos</text:p>
        <text:p text:style-name="Standard">docparser: seguis?</text:p>
        <text:p text:style-name="Standard">Sandra: si</text:p>
        <text:p text:style-name="Standard">docparser: si?</text:p>
        <text:p text:style-name="Standard">docparser: no me acuerdo las frases</text:p>
        <text:p text:style-name="Standard">Sandra: la casa rosa</text:p>
        <text:p text:style-name="Standard">Sandra: la case de la lela</text:p>
        <text:p text:style-name="Standard">Sandra: sandra bonita</text:p>
        <text:p text:style-name="Standard">Sandra: por cada palabra es el valor del peso que indicas en el vector</text:p>
        <text:p text:style-name="Standard">docparser: pero por lo que veo es, por todas las palabras que existen en el vocabulario</text:p>
        <text:p text:style-name="Standard">docparser: se le asigna un peso para ese archivo</text:p>
        <text:p text:style-name="Standard">docparser: si hay en total 10 palabras y yo tengo solo 1 de esas 10 y soy el primer archivo</text:p>
        <text:p text:style-name="Standard">docparser: y ponele que la palabra es la 4ta</text:p>
        <text:p text:style-name="Standard">docparser: entonces</text:p>
        <text:p text:style-name="Standard">docparser: en fin...</text:p>
        <text:p text:style-name="Standard">docparser: cada array es un archivo y adentro tiene un valor para cada palabra del vocabulario</text:p>
        <text:p text:style-name="Standard">docparser: del total de palabras q existen</text:p>
        <text:p text:style-name="Standard">docparser: dps lo vemos bien, pero maso la idea?</text:p>
        <text:p text:style-name="Standard">Sandra: oka</text:p>
        <text:p text:style-name="Standard">docparser: y asi se calculan los valores intermedios</text:p>
        <text:p text:style-name="Standard"><text:soft-page-break/>Sandra: es lo que esta en el teorico que te pase</text:p>
        <text:p text:style-name="Standard">docparser: si</text:p>
        <text:p text:style-name="Standard">Sandra: lo voy entendiendo</text:p>
        <text:p text:style-name="Standard">docparser: si?</text:p>
        <text:p text:style-name="Standard">docparser: lo q escribi ahora</text:p>
        <text:p text:style-name="Standard">docparser: ??</text:p>
        <text:p text:style-name="Standard">Sandra: si</text:p>
        <text:p text:style-name="Standard">Sandra: lo de los metodos</text:p>
        <text:p text:style-name="Standard">docparser: eso se calcula asi</text:p>
        <text:p text:style-name="Standard">Sandra: ok</text:p>
        <text:p text:style-name="Standard">Sandra: si, no me acuerdo bien ahora pero tmb esta en la ficha</text:p>
        <text:p text:style-name="Standard">docparser: te subo esto y vemos si esta bien dps</text:p>
        <text:p text:style-name="Standard">docparser: pero para q vayamos entendiendo</text:p>
        <text:p text:style-name="Standard">docparser: y si queres avanzar con algo mas</text:p>
        <text:p text:style-name="Standard">Sandra: bueno</text:p>
        <text:p text:style-name="Standard">docparser: por ej, crear una clase Word o no se que cosa</text:p>
        <text:p text:style-name="Standard">docparser: que tenga estos valores</text:p>
        <text:p text:style-name="Standard">docparser: no estoy seguro aun que deberiamos guardar</text:p>
        <text:p text:style-name="Standard">Sandra: la que esta deberia reemplazarla por esta</text:p>
        <text:p text:style-name="Standard">docparser: son varias estas</text:p>
        <text:p text:style-name="Standard">docparser: ahi vemos</text:p>
        <text:p text:style-name="Standard">Sandra: actualmente calcula la cantidad de veces que ocurre una palabra</text:p>
        <text:p text:style-name="Standard">docparser: vos deja todo y ya iremos ordenando</text:p>
        <text:p text:style-name="Standard">Sandra: ok</text:p>
      </text:section>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8T22:21:44.804896634</meta:creation-date>
    <dc:date>2015-04-13T01:00:56.373156262</dc:date>
    <meta:editing-duration>P1DT1H59M3S</meta:editing-duration>
    <meta:editing-cycles>3</meta:editing-cycles>
    <meta:generator>LibreOffice/4.3.7.2$Linux_x86 LibreOffice_project/430m0$Build-2</meta:generator>
    <meta:document-statistic meta:table-count="0" meta:image-count="0" meta:object-count="0" meta:page-count="5" meta:paragraph-count="138" meta:word-count="1168" meta:character-count="7417" meta:non-whitespace-character-count="6045"/>
  </office:meta>
</office:document-meta>
</file>